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mbria" svg:font-family="Cambria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fo:color="#595959" loext:opacity="100%" style:font-name="Garamond1" fo:font-size="11pt" fo:letter-spacing="0.0035in" fo:font-weight="bold" officeooo:rsid="00205f18" officeooo:paragraph-rsid="00205f18" style:letter-kerning="true" style:font-name-asian="Helvetica" style:font-size-asian="11pt" style:font-weight-asian="bold" style:font-name-complex="Times New Roman" style:font-size-complex="11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0.1252in" fo:margin-right="0.1252in" fo:orphans="2" fo:widows="2" fo:text-indent="0in" style:auto-text-indent="false" style:page-number="auto" fo:background-color="transparent" style:writing-mode="lr-tb"/>
      <style:text-properties fo:color="#595959" loext:opacity="100%" style:font-name="Garamond1" fo:font-size="11pt" fo:letter-spacing="0.0035in" fo:font-weight="bold" officeooo:rsid="00205f18" officeooo:paragraph-rsid="00205f18" style:letter-kerning="true" style:font-name-asian="Helvetica" style:font-size-asian="11pt" style:font-weight-asian="bold" style:font-name-complex="Times New Roman" style:font-size-complex="11pt" style:font-weight-complex="bold"/>
    </style:style>
    <style:style style:name="P3" style:family="paragraph" style:parent-style-name="Standard">
      <style:paragraph-properties fo:margin-top="0.1665in" fo:margin-bottom="0.0417in" style:contextual-spacing="false" fo:text-align="center" style:justify-single-word="false"/>
      <style:text-properties fo:color="#595959" loext:opacity="100%" style:font-name="Garamond1" fo:font-size="11pt" fo:font-weight="bold" officeooo:paragraph-rsid="00225d79" style:font-name-asian="Helvetica" style:font-size-asian="11pt" style:font-weight-asian="bold" style:font-name-complex="Garamond1"/>
    </style:style>
    <style:style style:name="P4" style:family="paragraph" style:parent-style-name="Standard">
      <style:paragraph-properties fo:margin-top="0.1665in" fo:margin-bottom="0.0417in" style:contextual-spacing="false" fo:text-align="center" style:justify-single-word="false"/>
      <style:text-properties fo:color="#595959" loext:opacity="100%" style:font-name="Garamond1" fo:font-size="18pt" fo:font-weight="bold" style:font-name-asian="Helvetica" style:font-size-asian="18pt" style:font-weight-asian="bold" style:font-name-complex="Garamond1" style:font-size-complex="16pt"/>
    </style:style>
    <style:style style:name="P5" style:family="paragraph" style:parent-style-name="Standard">
      <style:paragraph-properties fo:margin-top="0in" fo:margin-bottom="0.1665in" style:contextual-spacing="false" fo:text-align="center" style:justify-single-word="false"/>
      <style:text-properties fo:color="#595959" loext:opacity="100%" style:font-name="Garamond1" fo:font-size="18pt" fo:font-weight="bold" style:font-name-asian="Helvetica" style:font-size-asian="18pt" style:font-weight-asian="bold" style:font-name-complex="Garamond1" style:font-size-complex="16pt"/>
    </style:style>
    <style:style style:name="P6" style:family="paragraph" style:parent-style-name="Standard">
      <style:paragraph-properties fo:margin-top="0.1665in" fo:margin-bottom="0.0417in" style:contextual-spacing="false" fo:text-align="center" style:justify-single-word="false"/>
      <style:text-properties fo:color="#595959" loext:opacity="100%" style:font-name="Garamond1" fo:font-size="18pt" fo:font-weight="bold" officeooo:rsid="001f9f42" officeooo:paragraph-rsid="001f9f42" style:font-name-asian="Helvetica" style:font-size-asian="18pt" style:font-weight-asian="bold" style:font-name-complex="Garamond1" style:font-size-complex="16pt"/>
    </style:style>
    <style:style style:name="P7" style:family="paragraph" style:parent-style-name="Note_20_Level_20_2">
      <style:text-properties fo:color="#595959" loext:opacity="100%" style:font-name="Garamond1" fo:font-size="2pt" fo:font-weight="bold" style:font-name-asian="Helvetica" style:font-size-asian="2pt" style:font-weight-asian="bold" style:font-name-complex="Garamond1" style:font-size-complex="16pt"/>
    </style:style>
    <style:style style:name="P8" style:family="paragraph" style:parent-style-name="Standard">
      <style:paragraph-properties fo:margin-top="0in" fo:margin-bottom="0.0835in" style:contextual-spacing="false" fo:text-align="center" style:justify-single-word="false"/>
      <style:text-properties fo:color="#595959" loext:opacity="100%" style:font-name="Garamond1" fo:font-size="4pt" fo:font-weight="bold" style:font-name-asian="Helvetica" style:font-size-asian="4pt" style:font-weight-asian="bold" style:font-name-complex="Garamond1"/>
    </style:style>
    <style:style style:name="P9" style:family="paragraph" style:parent-style-name="Standard">
      <style:paragraph-properties fo:margin-top="0in" fo:margin-bottom="0.0835in" style:contextual-spacing="false" fo:text-align="center" style:justify-single-word="false"/>
    </style:style>
    <style:style style:name="P10" style:family="paragraph" style:parent-style-name="Standard">
      <style:text-properties style:font-name="Garamond1" fo:font-size="4pt" fo:font-weight="bold" style:font-name-asian="Helvetica" style:font-size-asian="4pt" style:font-weight-asian="bold" style:font-name-complex="Garamond1"/>
    </style:style>
    <style:style style:name="P11" style:family="paragraph" style:parent-style-name="Standard">
      <style:paragraph-properties fo:margin-top="0in" fo:margin-bottom="0.1665in" style:contextual-spacing="false" fo:text-align="center" style:justify-single-word="false"/>
      <style:text-properties fo:font-variant="small-caps" fo:color="#595959" loext:opacity="100%" style:font-name="Garamond1" fo:font-size="28pt" fo:font-weight="bold" officeooo:rsid="001bdd28" officeooo:paragraph-rsid="001bdd28" style:font-name-asian="Helvetica" style:font-size-asian="28pt" style:font-weight-asian="bold" style:font-name-complex="Garamond1"/>
    </style:style>
    <style:style style:name="P12" style:family="paragraph" style:parent-style-name="Standard">
      <style:paragraph-properties fo:margin-top="0in" fo:margin-bottom="0.0835in" style:contextual-spacing="false" fo:text-align="center" style:justify-single-word="false"/>
      <style:text-properties fo:font-variant="small-caps" fo:color="#595959" loext:opacity="100%" style:font-name="Garamond1" fo:font-size="1pt" fo:font-weight="bold" style:font-name-asian="Helvetica" style:font-size-asian="1pt" style:font-weight-asian="bold" style:font-name-complex="Garamond1"/>
    </style:style>
    <style:style style:name="P13" style:family="paragraph" style:parent-style-name="Standard">
      <style:text-properties fo:language="none" fo:country="none" style:language-asian="none" style:country-asian="none"/>
    </style:style>
    <style:style style:name="P14" style:family="paragraph" style:parent-style-name="Bulleted_20_List" style:list-style-name="WW8Num1">
      <style:text-properties fo:color="#595959" loext:opacity="100%" style:font-name="Garamond1" fo:font-size="11pt" fo:letter-spacing="0.0035in" fo:font-weight="bold" style:letter-kerning="true" style:font-name-asian="Helvetica" style:font-size-asian="11pt" style:font-weight-asian="bold" style:font-name-complex="Garamond1" style:font-size-complex="26pt"/>
    </style:style>
    <style:style style:name="P15" style:family="paragraph" style:parent-style-name="Bulleted_20_List" style:list-style-name="WW8Num1">
      <style:paragraph-properties fo:margin-top="0in" fo:margin-bottom="0.0835in" style:contextual-spacing="false"/>
      <style:text-properties fo:color="#595959" loext:opacity="100%" style:font-name="Garamond1" fo:font-size="11pt" fo:letter-spacing="0.0035in" fo:font-weight="bold" style:letter-kerning="true" style:font-name-asian="Helvetica" style:font-size-asian="11pt" style:font-weight-asian="bold" style:font-name-complex="Garamond1" style:font-size-complex="26pt"/>
    </style:style>
    <style:style style:name="P16" style:family="paragraph" style:parent-style-name="Bulleted_20_List" style:list-style-name="">
      <style:paragraph-properties fo:margin-left="0.1701in" fo:margin-right="0in" fo:margin-top="0in" fo:margin-bottom="0.0835in" style:contextual-spacing="false" fo:line-height="100%" fo:text-indent="-0.1701in" style:auto-text-indent="false"/>
      <style:text-properties fo:color="#595959" loext:opacity="100%" style:font-name="Garamond1" fo:font-size="11pt" fo:letter-spacing="0.0035in" fo:font-weight="bold" style:letter-kerning="true" style:font-name-asian="Helvetica" style:font-size-asian="11pt" style:font-weight-asian="bold" style:font-name-complex="Garamond1" style:font-size-complex="26pt"/>
    </style:style>
    <style:style style:name="P17" style:family="paragraph" style:parent-style-name="Bulleted_20_List" style:list-style-name="">
      <style:paragraph-properties fo:margin-left="0.1701in" fo:margin-right="0in" fo:margin-top="0in" fo:margin-bottom="0.0835in" style:contextual-spacing="false" fo:line-height="100%" fo:text-indent="-0.1701in" style:auto-text-indent="false"/>
      <style:text-properties fo:color="#595959" loext:opacity="100%" style:font-name="Garamond1" fo:font-size="11pt" fo:letter-spacing="0.0035in" fo:font-weight="bold" officeooo:paragraph-rsid="002472d6" style:letter-kerning="true" style:font-name-asian="Helvetica" style:font-size-asian="11pt" style:font-weight-asian="bold" style:font-name-complex="Garamond1" style:font-size-complex="26pt"/>
    </style:style>
    <style:style style:name="P18" style:family="paragraph" style:parent-style-name="Bulleted_20_List" style:list-style-name="">
      <style:paragraph-properties fo:margin-left="0.1701in" fo:margin-right="0in" fo:margin-top="0in" fo:margin-bottom="0.25in" style:contextual-spacing="false" fo:text-align="center" style:justify-single-word="false" fo:text-indent="0in" style:auto-text-indent="false"/>
      <style:text-properties fo:color="#595959" loext:opacity="100%" style:font-name="Garamond1" fo:font-size="11pt" fo:letter-spacing="0.0035in" fo:font-weight="bold" style:letter-kerning="true" style:font-name-asian="Helvetica" style:font-size-asian="11pt" style:font-weight-asian="bold" style:font-name-complex="Garamond1" style:font-size-complex="26pt"/>
    </style:style>
    <style:style style:name="P19" style:family="paragraph" style:parent-style-name="Bulleted_20_List" style:list-style-name="">
      <style:paragraph-properties fo:margin-left="0in" fo:margin-top="0in" fo:margin-bottom="0in" style:contextual-spacing="false" fo:text-indent="0in" style:auto-text-indent="false"/>
      <style:text-properties fo:color="#595959" loext:opacity="100%" style:font-name="Garamond1" fo:font-size="11pt" fo:letter-spacing="0.0035in" fo:font-style="italic" fo:font-weight="bold" style:letter-kerning="true" style:font-name-asian="Helvetica" style:font-size-asian="11pt" style:font-style-asian="italic" style:font-weight-asian="bold" style:font-name-complex="Garamond1" style:font-size-complex="26pt"/>
    </style:style>
    <style:style style:name="P20" style:family="paragraph" style:parent-style-name="Bulleted_20_List" style:list-style-name="WW8Num1">
      <style:text-properties fo:color="#595959" loext:opacity="100%" style:font-name="Garamond1" fo:font-size="12pt" fo:letter-spacing="0.0035in" fo:font-weight="bold" officeooo:rsid="00205f18" officeooo:paragraph-rsid="00205f18" style:letter-kerning="true" style:font-name-asian="Helvetica" style:font-size-asian="12pt" style:font-weight-asian="bold" style:font-name-complex="Garamond1" style:font-size-complex="12pt"/>
    </style:style>
    <style:style style:name="P21" style:family="paragraph" style:parent-style-name="Bulleted_20_List" style:list-style-name="">
      <style:paragraph-properties fo:margin-left="0.1701in" fo:margin-right="0in" fo:margin-top="0in" fo:margin-bottom="0.1665in" style:contextual-spacing="false" fo:text-align="center" style:justify-single-word="false" fo:text-indent="-0.1701in" style:auto-text-indent="false"/>
      <style:text-properties fo:color="#595959" loext:opacity="100%" style:font-name="Garamond1" fo:font-size="18pt" fo:font-weight="bold" style:font-size-asian="18pt" style:font-weight-asian="bold" style:font-name-complex="Garamond1" style:font-size-complex="16pt"/>
    </style:style>
    <style:style style:name="P22" style:family="paragraph" style:parent-style-name="Bulleted_20_List" style:list-style-name="">
      <style:paragraph-properties fo:margin-left="0.1701in" fo:margin-right="0in" fo:margin-top="0in" fo:margin-bottom="0.1665in" style:contextual-spacing="false" fo:text-align="center" style:justify-single-word="false" fo:text-indent="-0.1701in" style:auto-text-indent="false"/>
      <style:text-properties fo:color="#595959" loext:opacity="100%" style:font-name="Garamond1" fo:font-size="18pt" fo:font-weight="bold" officeooo:paragraph-rsid="002472d6" style:font-size-asian="18pt" style:font-weight-asian="bold" style:font-name-complex="Garamond1" style:font-size-complex="16pt"/>
    </style:style>
    <style:style style:name="P23" style:family="paragraph" style:parent-style-name="Bulleted_20_List" style:list-style-name="WW8Num1">
      <style:text-properties style:font-name="Garamond" fo:font-size="12pt" fo:font-weight="bold" officeooo:rsid="0022aa10" officeooo:paragraph-rsid="0022aa10" style:font-size-asian="12pt" style:font-weight-asian="bold" style:font-size-complex="12pt" style:font-weight-complex="bold"/>
    </style:style>
    <style:style style:name="P24" style:family="paragraph" style:parent-style-name="Bulleted_20_List_20_1" style:list-style-name="WW8Num1">
      <style:paragraph-properties fo:margin-top="0.0835in" fo:margin-bottom="0in" style:contextual-spacing="false"/>
      <style:text-properties fo:color="#595959" loext:opacity="100%" style:font-name="Garamond1" fo:font-size="13pt" fo:letter-spacing="0.0035in" fo:font-weight="bold" officeooo:rsid="00205f18" officeooo:paragraph-rsid="00205f18" style:letter-kerning="true" style:font-name-asian="Helvetica" style:font-size-asian="13pt" style:font-weight-asian="bold" style:font-name-complex="Garamond1" style:font-size-complex="13pt"/>
    </style:style>
    <style:style style:name="P25" style:family="paragraph" style:parent-style-name="Bulleted_20_List_20_1" style:list-style-name="WW8Num1">
      <style:paragraph-properties fo:margin-top="0.0835in" fo:margin-bottom="0in" style:contextual-spacing="false"/>
      <style:text-properties fo:color="#595959" loext:opacity="100%" style:font-name="Garamond1" fo:font-size="13pt" fo:letter-spacing="0.0035in" fo:font-weight="bold" officeooo:rsid="00205f18" officeooo:paragraph-rsid="00205f18" style:letter-kerning="true" style:font-name-asian="Helvetica" style:font-size-asian="11.3500003814697pt" style:font-weight-asian="bold" style:font-name-complex="Garamond1" style:font-size-complex="13pt"/>
    </style:style>
    <style:style style:name="P26" style:family="paragraph" style:parent-style-name="Bulleted_20_List_20_1" style:list-style-name="WW8Num1">
      <style:paragraph-properties fo:margin-top="0.0835in" fo:margin-bottom="0in" style:contextual-spacing="false"/>
      <style:text-properties fo:color="#595959" loext:opacity="100%" style:font-name="Garamond1" fo:font-size="11pt" fo:letter-spacing="0.0035in" fo:font-weight="bold" style:letter-kerning="true" style:font-name-asian="Helvetica" style:font-size-asian="11pt" style:font-weight-asian="bold" style:font-name-complex="Garamond1" style:font-size-complex="26pt"/>
    </style:style>
    <style:style style:name="P27" style:family="paragraph" style:parent-style-name="Heading_20_3">
      <style:text-properties fo:color="#595959" loext:opacity="100%" style:font-name="Garamond1" fo:letter-spacing="0.0035in" officeooo:rsid="00205f18" officeooo:paragraph-rsid="00205f18" style:letter-kerning="true" style:font-name-asian="Helvetica" style:font-name-complex="Times New Roman" style:font-size-complex="26pt" style:font-weight-complex="normal"/>
    </style:style>
    <style:style style:name="P28" style:family="paragraph" style:parent-style-name="Heading_20_3">
      <style:text-properties fo:color="#595959" loext:opacity="100%" style:font-name="Garamond1" fo:font-size="11pt" fo:letter-spacing="0.0035in" fo:font-weight="bold" style:letter-kerning="true" style:font-name-asian="Helvetica" style:font-size-asian="11pt" style:font-weight-asian="bold" style:font-name-complex="Garamond1" style:font-size-complex="26pt"/>
    </style:style>
    <style:style style:name="P29" style:family="paragraph" style:parent-style-name="Standard">
      <style:paragraph-properties fo:margin-top="0in" fo:margin-bottom="0.25in" style:contextual-spacing="false" fo:text-align="center" style:justify-single-word="false"/>
      <style:text-properties officeooo:paragraph-rsid="001f9f42"/>
    </style:style>
    <style:style style:name="P30" style:family="paragraph">
      <loext:graphic-properties draw:fill="none" draw:fill-color="#ffffff"/>
      <style:paragraph-properties fo:text-align="center"/>
    </style:style>
    <style:style style:name="T1" style:family="text">
      <style:text-properties fo:color="#595959" loext:opacity="100%" style:font-name="Garamond1" fo:font-size="12pt" fo:font-weight="bold" style:font-name-asian="Helvetica" style:font-size-asian="12pt" style:font-weight-asian="bold" style:font-name-complex="Garamond1"/>
    </style:style>
    <style:style style:name="T2" style:family="text">
      <style:text-properties fo:color="#595959" loext:opacity="100%" style:font-name="Garamond1" fo:font-size="12pt" fo:font-weight="bold" officeooo:rsid="001bdd28" style:font-name-asian="Helvetica" style:font-size-asian="12pt" style:font-weight-asian="bold" style:font-name-complex="Garamond1"/>
    </style:style>
    <style:style style:name="T3" style:family="text">
      <style:text-properties fo:color="#595959" loext:opacity="100%" style:font-name="Garamond1" fo:font-size="12pt" fo:font-weight="bold" style:font-name-asian="Garamond1" style:font-size-asian="12pt" style:font-weight-asian="bold" style:font-name-complex="Garamond1"/>
    </style:style>
    <style:style style:name="T4" style:family="text">
      <style:text-properties fo:color="#595959" loext:opacity="100%" style:font-name="Garamond1" fo:font-size="12pt" fo:font-weight="bold" officeooo:rsid="001bdd28" style:font-name-asian="Garamond1" style:font-size-asian="12pt" style:font-weight-asian="bold" style:font-name-complex="Garamond1"/>
    </style:style>
    <style:style style:name="T5" style:family="text">
      <style:text-properties fo:color="#595959" loext:opacity="100%" style:font-name="Garamond1" fo:font-size="16pt" fo:font-weight="bold" style:font-name-asian="Helvetica" style:font-size-asian="16pt" style:font-weight-asian="bold" style:font-name-complex="Garamond1"/>
    </style:style>
    <style:style style:name="T6" style:family="text">
      <style:text-properties fo:color="#595959" loext:opacity="100%" style:font-name="Garamond1" fo:font-size="11pt" fo:font-weight="bold" officeooo:rsid="001f9f42" style:font-name-asian="Helvetica" style:font-size-asian="11pt" style:font-weight-asian="bold" style:font-name-complex="Garamond1"/>
    </style:style>
    <style:style style:name="T7" style:family="text">
      <style:text-properties fo:font-size="11pt" style:font-size-asian="9.60000038146973pt" style:font-size-complex="11pt"/>
    </style:style>
    <style:style style:name="T8" style:family="text">
      <style:text-properties fo:font-size="11pt" officeooo:rsid="00209018" style:font-size-asian="9.60000038146973pt" style:font-size-complex="11pt"/>
    </style:style>
    <style:style style:name="T9" style:family="text">
      <style:text-properties style:font-name="Garamond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Garamond" officeooo:rsid="0023f18a" style:font-size-complex="11pt" style:font-weight-complex="bold"/>
    </style:style>
    <style:style style:name="T11" style:family="text">
      <style:text-properties officeooo:rsid="00205f18"/>
    </style:style>
    <style:style style:name="T12" style:family="text">
      <style:text-properties officeooo:rsid="00225d79"/>
    </style:style>
    <style:style style:name="T13" style:family="text">
      <style:text-properties officeooo:rsid="0022aa10"/>
    </style:style>
    <style:style style:name="T14" style:family="text">
      <style:text-properties officeooo:rsid="0023f18a"/>
    </style:style>
    <style:style style:name="fr1" style:family="graphic" style:parent-style-name="Frame">
      <style:graphic-properties fo:margin-left="0.1256in" fo:margin-right="0.1256in" fo:margin-top="0.05in" fo:margin-bottom="0.05in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style style:name="gr1" style:family="graphic">
      <style:graphic-properties draw:stroke="solid" svg:stroke-width="0.0311in" svg:stroke-color="#5a5a5a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Frame2" text:anchor-type="char" svg:x="0.2543in" svg:y="0.1335in" svg:width="7.0917in" svg:height="1.3165in" draw:z-index="0"><draw:text-box><text:p text:style-name="P11">Tiffany Roof</text:p><text:p text:style-name="P12"/><text:p text:style-name="P9"><text:span text:style-name="T1">•</text:span><text:span text:style-name="T3"> <text:s text:c="5"/></text:span><text:span text:style-name="T4">Chester Sc,29706</text:span><text:span text:style-name="T1"> <text:s text:c="2"/>• <text:s text:c="3"/></text:span><text:span text:style-name="T2">803-999-9999</text:span><text:span text:style-name="T5"> <text:s text:c="3"/></text:span><text:span text:style-name="T1">• </text:span><text:span text:style-name="T5"><text:s text:c="3"/></text:span><text:span text:style-name="T2">troof@gmail.com</text:span></text:p><text:p text:style-name="P8"/><text:p text:style-name="P10"/></draw:text-box></draw:frame><draw:frame draw:style-name="fr1" draw:name="Frame1" text:anchor-type="char" svg:x="-0.0835in" svg:y="1.539in" svg:width="7.8827in" svg:height="9.0756in" draw:z-index="2"><draw:text-box><text:p text:style-name="P4">Personal Profile</text:p><text:p text:style-name="P7"/><text:p text:style-name="P29"><text:span text:style-name="T6">Junior Full-Stack web developer p</text:span><text:span text:style-name="T9">ossessing skills in HTML, CSS, JavaScript, Node.js, Databases, and React, including strong communication, teamwork, and administrative skills .My aim is to build a stronger and better self through dedication and commitment that I will bring to any web development team. </text:span></text:p><text:p text:style-name="P29"><text:span text:style-name="T9"/></text:p><text:p text:style-name="P22">Work History</text:p><text:p text:style-name="P17"><text:span text:style-name="T12"><text:s/>2022-2023</text:span> — <text:s text:c="2"/><text:span text:style-name="T12">Food Service Aide – Facility Cafeteria – Greenwood, Sc</text:span></text:p><text:p text:style-name="P17"><text:tab/><text:tab/>- <text:span text:style-name="T14">Prepared and served daily meals for over 500 individuals, ensuring nutritional needs were met.</text:span></text:p><text:p text:style-name="P17"><text:tab/><text:tab/>- <text:span text:style-name="T14">Operated flat top grills and fryers, adhering to strict safety protocols.</text:span></text:p><text:p text:style-name="P17"><text:tab/><text:tab/>- <text:span text:style-name="T14">Maintained sanitation standards in compliance with FDA regulations.</text:span></text:p><text:p text:style-name="P17"><text:tab/><text:tab/>- <text:span text:style-name="T14">Ensured food was stored correctly and maintained proper temperatures.</text:span></text:p><text:p text:style-name="P17"><text:tab/><text:tab/>- <text:span text:style-name="T14">Cut, trimmed, and boned meats as needed.</text:span></text:p><text:p text:style-name="P17"><text:span text:style-name="T12"><text:s/>2023-2023</text:span> <text:s/>— <text:s text:c="2"/><text:span text:style-name="T12">Landscaper - Facility Landscaping – Greenwood, Sc</text:span></text:p><text:p text:style-name="P17"><text:tab/><text:tab/>- <text:s/><text:span text:style-name="T14">Maintained and enhanced facility grounds</text:span></text:p><text:p text:style-name="P17"><text:tab/><text:tab/>- <text:s/><text:span text:style-name="T14">Beautified flower beds </text:span></text:p><text:p text:style-name="P17"><text:tab/><text:tab/>- <text:span text:style-name="T14">Operated and maintained machinery safely</text:span></text:p><text:p text:style-name="P17"><text:span text:style-name="T9"><text:tab/><text:tab/>- </text:span><text:span text:style-name="T10">Trimmed Hedges</text:span></text:p><text:p text:style-name="P3"/><text:p text:style-name="P6">Education</text:p><text:p text:style-name="P1"><text:s/>Persevere <text:span text:style-name="T12">Coding BootCamp</text:span> | Full Stack Web Development Certificate <text:s text:c="44"/><text:span text:style-name="T13">2023-2024</text:span> <text:s/></text:p><text:p text:style-name="P2"><text:s text:c="6"/>- Learned skills like HTML, CSS, JavaScript, MongoDB, and React. </text:p><text:list xml:id="list3238537853" text:style-name="WW8Num1"><text:list-header><text:p text:style-name="P14"/></text:list-header></text:list><text:h text:style-name="P27" text:outline-level="3"><text:s/>York Comprehensive High School | High School Diploma <text:s text:c="67"/>2005- 2008 <text:s text:c="91"/></text:h><text:list xml:id="list142746117423122" text:continue-numbering="true" text:style-name="WW8Num1"><text:list-header><text:p text:style-name="P23">- Honor Student</text:p><text:p text:style-name="P20">- Graduated Top 10% of class</text:p><text:p text:style-name="P15"/></text:list-header></text:list><text:h text:style-name="P28" text:outline-level="3"/><text:p text:style-name="P5">Skills <text:span text:style-name="T11">And Languages</text:span> </text:p><text:list text:continue-numbering="true" text:style-name="WW8Num1"><text:list-header><text:p text:style-name="P24">- Languages - <text:span text:style-name="T7">HTML | CSS | JavaScript </text:span><text:span text:style-name="T8">| Sass | </text:span></text:p><text:p text:style-name="P24">- Frameworks - <text:span text:style-name="T7">React.js | BootStrap | Next.js </text:span><text:span text:style-name="T8">| Express | </text:span></text:p><text:p text:style-name="P25">- Skills –<text:span text:style-name="T7"> Quick Learner | Analytical Thinking | Teamwork | High Work Ethic </text:span></text:p><text:p text:style-name="P26"/></text:list-header></text:list><text:p text:style-name="P19"/><text:p text:style-name="P21">Work History</text:p><text:p text:style-name="P16"><text:span text:style-name="T12"><text:s/>2022-2023</text:span> — <text:s text:c="2"/><text:span text:style-name="T12">Food Service Aide – Facility Cafeteria – Greenwood, Sc</text:span></text:p><text:p text:style-name="P16"><text:tab/><text:tab/>- <text:span text:style-name="T14">Prepared and served daily meals for over 500 individuals, ensuring nutritional needs were met.</text:span></text:p><text:p text:style-name="P16"><text:tab/><text:tab/>- <text:span text:style-name="T14">Operated flat top grills and fryers, adhering to strict safety protocols.</text:span></text:p><text:p text:style-name="P16"><text:tab/><text:tab/>- <text:span text:style-name="T14">Maintained sanitation standards in compliance with FDA regulations.</text:span></text:p><text:p text:style-name="P16"><text:tab/><text:tab/>- <text:span text:style-name="T14">Ensured food was stored correctly and maintained proper temperatures.</text:span></text:p><text:p text:style-name="P16"><text:tab/><text:tab/>- <text:span text:style-name="T14">Cut, trimmed, and boned meats as needed.</text:span></text:p><text:p text:style-name="P16"><text:span text:style-name="T12"><text:s/>2023-2023</text:span> <text:s/>— <text:s text:c="2"/><text:span text:style-name="T12">Landscaper - Facility Landscaping – Greenwood, Sc</text:span></text:p><text:p text:style-name="P16"><text:tab/><text:tab/>- <text:s/><text:span text:style-name="T14">Maintained and enhanced facility grounds</text:span></text:p><text:p text:style-name="P16"><text:tab/><text:tab/>- <text:s/><text:span text:style-name="T14">Beautified flower beds </text:span></text:p><text:p text:style-name="P16"><text:tab/><text:tab/>- <text:span text:style-name="T14">Operated and maintained machinery safely</text:span></text:p><text:p text:style-name="P16"><text:tab/><text:tab/>- <text:span text:style-name="T14">Trimmed Hedges</text:span></text:p><text:p text:style-name="P18"/></draw:text-box></draw:frame><draw:connector text:anchor-type="char" draw:z-index="1" draw:name="Shape1" draw:style-name="gr1" draw:text-style-name="P30" draw:type="line" svg:x1="0.0543in" svg:y1="1.3098in" svg:x2="7.6217in" svg:y2="1.3083in" svg:d="M138 3327l19221-4" svg:viewBox="0 0 19223 5"><text:p/></draw:connector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mbria" svg:font-family="Cambria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17365d" loext:opacity="100%" style:font-name="Cambria" fo:font-family="Cambria" style:font-pitch="variable" fo:font-size="26pt" fo:letter-spacing="0.0035in" fo:language="en" fo:country="US" style:letter-kerning="true" style:font-name-asian="Calibri" style:font-family-asian="Calibri" style:font-pitch-asian="variable" style:font-size-asian="26pt" style:font-name-complex="Times New Roman" style:font-family-complex="'Times New Roman'" style:font-family-generic-complex="roman" style:font-pitch-complex="variable" style:font-size-complex="26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color="#000000" loext:opacity="100%" style:font-name="Arial1" fo:font-family="Arial" style:font-family-generic="swiss" style:font-pitch="variable" fo:font-size="11pt" fo:letter-spacing="normal" fo:font-weight="bold" style:letter-kerning="false" style:font-name-asian="Times New Roman" style:font-family-asian="'Times New Roman'" style:font-family-generic-asian="roman" style:font-pitch-asian="variable" style:font-size-asian="11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Bulleted_20_List" style:display-name="Bulleted List" style:family="paragraph" style:parent-style-name="Text_20_body" style:list-style-name="WW8Num1">
      <style:paragraph-properties fo:margin-top="0in" fo:margin-bottom="0.028in" style:contextual-spacing="false" style:line-height-at-least="0.1528in">
        <style:tab-stops/>
      </style:paragraph-properties>
      <style:text-properties fo:color="#000000" loext:opacity="100%" style:font-name="Arial1" fo:font-family="Arial" style:font-family-generic="swiss" style:font-pitch="variable" fo:font-size="10pt" fo:letter-spacing="-0.0035in" style:letter-kerning="false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/>
    </style:style>
    <style:style style:name="Bulleted_20_List_20_1" style:display-name="Bulleted List 1" style:family="paragraph" style:parent-style-name="Bulleted_20_List">
      <style:paragraph-properties fo:margin-top="0.1665in" fo:margin-bottom="0.028in" style:contextual-spacing="false"/>
    </style:style>
    <style:style style:name="Body_20_Text_20_1" style:display-name="Body Text 1" style:family="paragraph" style:parent-style-name="Standard" style:next-style-name="Standard">
      <style:paragraph-properties fo:margin-top="0.1665in" fo:margin-bottom="0.028in" style:contextual-spacing="false" style:line-height-at-least="0.1528in">
        <style:tab-stops>
          <style:tab-stop style:position="1.5in"/>
          <style:tab-stop style:position="4.5in" style:type="right"/>
        </style:tab-stops>
      </style:paragraph-properties>
      <style:text-properties fo:color="#000000" loext:opacity="100%" style:font-name="Arial1" fo:font-family="Arial" style:font-family-generic="swiss" style:font-pitch="variable" fo:font-size="10pt" fo:letter-spacing="normal" style:letter-kerning="false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/>
    </style:style>
    <style:style style:name="Company_20_Name_20_1" style:display-name="Company Name 1" style:family="paragraph" style:parent-style-name="Body_20_Text_20_1">
      <style:paragraph-properties fo:text-align="center" style:justify-single-word="false"/>
    </style:style>
    <style:style style:name="Body_20_Text_20_3" style:display-name="Body Text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Company_20_Address_20_1" style:display-name="Company Address 1" style:family="paragraph" style:parent-style-name="Body_20_Text_20_3">
      <style:paragraph-properties fo:margin-top="0.1665in" fo:margin-bottom="0.028in" style:contextual-spacing="false" fo:text-align="end" style:justify-single-word="false"/>
      <style:text-properties fo:color="#000000" loext:opacity="100%" style:font-name="Arial1" fo:font-family="Arial" style:font-family-generic="swiss" style:font-pitch="variable" fo:font-size="10pt" fo:letter-spacing="normal" style:letter-kerning="false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te_20_Level_20_2" style:display-name="Note Level 2" style:family="paragraph">
      <style:paragraph-properties fo:orphans="2" fo:widows="2" style:writing-mode="lr-tb"/>
      <style:text-properties fo:color="#17365d" loext:opacity="100%" style:font-name="Cambria" fo:font-family="Cambria" style:font-pitch="variable" fo:font-size="26pt" fo:letter-spacing="0.0035in" fo:language="en" fo:country="US" style:letter-kerning="true" style:font-name-asian="Calibri" style:font-family-asian="Calibri" style:font-pitch-asian="variable" style:font-size-asian="26pt" style:font-name-complex="Times New Roman" style:font-family-complex="'Times New Roman'" style:font-family-generic-complex="roman" style:font-pitch-complex="variable" style:font-size-complex="26pt" style:language-complex="ar" style:country-complex="SA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>
      <style:text-properties style:font-name="Arial1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Body_20_Text_20_Char" style:display-name="Body Text Char" style:family="text">
      <style:text-properties fo:color="#17365d" loext:opacity="100%" fo:font-size="26pt" fo:letter-spacing="0.0035in" style:letter-kerning="true" style:font-size-asian="26pt" style:font-size-complex="26pt"/>
    </style:style>
    <style:style style:name="Body_20_Text_20_3_20_Char" style:display-name="Body Text 3 Char" style:family="text">
      <style:text-properties fo:color="#17365d" loext:opacity="100%" fo:font-size="8pt" fo:letter-spacing="0.0035in" style:letter-kerning="true" style:font-size-asian="8pt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1701in" fo:margin-left="0.1701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752in" fo:margin-bottom="0.5in" fo:margin-left="0.4374in" fo:margin-right="0.4374in" style:writing-mode="lr-tb" style:layout-grid-color="#c0c0c0" style:layout-grid-lines="20" style:layout-grid-base-height="0.4909in" style:layout-grid-ruby-height="0in" style:layout-grid-mode="none" style:layout-grid-ruby-below="false" style:layout-grid-print="false" style:layout-grid-display="false" style:layout-grid-base-width="0.361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Instant Resume Templates:  Professional Resume With Personal Profil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Resume.</dc:description>
    <meta:initial-creator>Savetz Publishing, Inc.</meta:initial-creator>
    <meta:creation-date>2017-12-13T17:35:00</meta:creation-date>
    <dc:date>2024-10-17T14:27:44.370000000</dc:date>
    <meta:print-date>2008-04-25T12:47:00</meta:print-date>
    <meta:editing-cycles>15</meta:editing-cycles>
    <meta:editing-duration>PT3H21M43S</meta:editing-duration>
    <meta:generator>LibreOffice/7.6.2.1$Windows_X86_64 LibreOffice_project/56f7684011345957bbf33a7ee678afaf4d2ba333</meta:generator>
    <meta:document-statistic meta:table-count="0" meta:image-count="0" meta:object-count="0" meta:page-count="1" meta:paragraph-count="41" meta:word-count="321" meta:character-count="2365" meta:non-whitespace-character-count="1788"/>
  </office:meta>
</office:document-meta>
</file>